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svg:stroke-opacity="100%" draw:fill-color="#ffffd7" draw:textarea-horizontal-align="justify" draw:textarea-vertical-align="middle" draw:auto-grow-height="false" fo:min-height="0.993cm" fo:min-width="5.235cm" fo:padding-top="0.142cm" fo:padding-bottom="0.142cm" fo:padding-left="0.267cm" fo:padding-right="0.267cm" fo:wrap-option="no-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85cm" fo:min-width="8.765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87cm" fo:min-width="2.133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9.146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75cm" fo:min-width="0.398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55cm" fo:min-width="14.334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87cm" fo:min-width="1.005cm" fo:padding-top="0.142cm" fo:padding-bottom="0.142cm" fo:padding-left="0.267cm" fo:padding-right="0.267cm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87cm" fo:min-width="1.994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8.765cm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svg:stroke-opacity="100%" draw:fill-color="#ffffd7" draw:textarea-horizontal-align="justify" draw:textarea-vertical-align="middle" draw:auto-grow-height="false" fo:min-height="1.027cm" fo:min-width="4.055cm" fo:padding-top="0.142cm" fo:padding-bottom="0.142cm" fo:padding-left="0.267cm" fo:padding-right="0.267cm" fo:wrap-option="no-wrap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5cm" fo:min-width="7.024cm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svg:stroke-opacity="100%" draw:fill-color="#ffffd7" draw:textarea-horizontal-align="justify" draw:textarea-vertical-align="middle" draw:auto-grow-height="false" fo:min-height="1.972cm" fo:min-width="8.054cm" fo:padding-top="0.142cm" fo:padding-bottom="0.142cm" fo:padding-left="0.267cm" fo:padding-right="0.267cm" fo:wrap-option="no-wrap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svg:stroke-opacity="100%" draw:fill-color="#ffffd7" draw:textarea-horizontal-align="justify" draw:textarea-vertical-align="middle" draw:auto-grow-height="false" fo:min-height="0.993cm" fo:min-width="4.021cm" fo:padding-top="0.142cm" fo:padding-bottom="0.142cm" fo:padding-left="0.267cm" fo:padding-right="0.267cm" fo:wrap-option="no-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9.908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00" draw:textarea-horizontal-align="justify" draw:textarea-vertical-align="middle" draw:auto-grow-height="false" fo:min-height="0.887cm" fo:min-width="1.994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svg:stroke-width="0.035cm" svg:stroke-color="#999999" draw:marker-start-width="0.252cm" draw:marker-end-width="0.252cm" draw:fill-color="#ffffff" draw:textarea-horizontal-align="justify" draw:textarea-vertical-align="middle" draw:auto-grow-height="false" fo:min-height="0.887cm" fo:min-width="1.994cm" fo:padding-top="0.142cm" fo:padding-bottom="0.142cm" fo:padding-left="0.267cm" fo:padding-right="0.267cm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svg:stroke-opacity="100%" draw:fill-color="#ffffd7" draw:textarea-horizontal-align="justify" draw:textarea-vertical-align="middle" draw:auto-grow-height="false" fo:min-height="0.993cm" fo:min-width="6.69cm" fo:padding-top="0.142cm" fo:padding-bottom="0.142cm" fo:padding-left="0.267cm" fo:padding-right="0.267cm" fo:wrap-option="no-wrap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9cm" fo:min-width="18.629cm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29cm" fo:min-width="6.44cm" fo:padding-top="0.142cm" fo:padding-bottom="0.142cm" fo:padding-left="0.267cm" fo:padding-right="0.267cm" fo:wrap-option="no-wrap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256cm" fo:min-width="6.406cm" fo:padding-top="0.142cm" fo:padding-bottom="0.142cm" fo:padding-left="0.267cm" fo:padding-right="0.267cm" fo:wrap-option="no-wrap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9cm" fo:min-width="12.575cm"/>
      <style:paragraph-properties style:writing-mode="lr-tb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256cm" fo:min-width="7.686cm" fo:padding-top="0.142cm" fo:padding-bottom="0.142cm" fo:padding-left="0.267cm" fo:padding-right="0.267cm" fo:wrap-option="no-wrap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cm" fo:min-width="17.613cm"/>
      <style:paragraph-properties style:writing-mode="lr-tb"/>
    </style:style>
    <style:style style:name="gr31" style:family="graphic" style:parent-style-name="standard">
      <style:graphic-properties svg:stroke-width="0.035cm" svg:stroke-color="#000000" draw:marker-start-width="0.252cm" draw:marker-end-width="0.252cm" svg:stroke-opacity="100%" draw:fill-color="#ffffd7" draw:textarea-horizontal-align="justify" draw:textarea-vertical-align="middle" draw:auto-grow-height="false" fo:min-height="1.733cm" fo:min-width="7.424cm" fo:padding-top="0.142cm" fo:padding-bottom="0.142cm" fo:padding-left="0.267cm" fo:padding-right="0.267cm" fo:wrap-option="no-wrap"/>
      <style:paragraph-properties style:writing-mode="lr-tb"/>
    </style:style>
    <style:style style:name="gr32" style:family="graphic" style:parent-style-name="standard">
      <style:graphic-properties draw:stroke="dash" draw:stroke-dash="Long_20_Dot" svg:stroke-width="0.035cm" svg:stroke-color="#000000" draw:marker-start-width="0.252cm" draw:marker-end-width="0.252cm" draw:fill="none" draw:fill-color="#ffffff" draw:textarea-horizontal-align="left" draw:auto-grow-height="true" draw:auto-grow-width="true" fo:min-height="3.601cm" fo:min-width="9.146cm" fo:padding-top="0.142cm" fo:padding-bottom="0.142cm" fo:padding-left="0.267cm" fo:padding-right="0.267cm"/>
      <style:paragraph-properties style:writing-mode="lr-tb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87cm" fo:min-width="1.798cm" fo:padding-top="0.142cm" fo:padding-bottom="0.142cm" fo:padding-left="0.267cm" fo:padding-right="0.26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08cm" fo:min-width="23.709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/>
      <style:text-properties fo:font-size="40pt" style:font-size-asian="40pt" style:font-size-complex="4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style:font-name="Liberation Mono1"/>
    </style:style>
    <style:style style:name="P7" style:family="paragraph">
      <style:paragraph-properties fo:text-align="center" style:writing-mode="lr-tb"/>
      <style:text-properties fo:font-size="16pt" style:font-size-asian="16pt" style:font-size-complex="16pt"/>
    </style:style>
    <style:style style:name="P8" style:family="paragraph">
      <loext:graphic-properties draw:fill-color="#ffffd7"/>
      <style:paragraph-properties fo:text-align="center" style:writing-mode="lr-tb"/>
      <style:text-properties fo:font-size="16pt" style:font-size-asian="16pt" style:font-size-complex="16pt"/>
    </style:style>
    <style:style style:name="P9" style:family="paragraph">
      <style:paragraph-properties fo:line-height="115%"/>
    </style:style>
    <style:style style:name="P10" style:family="paragraph">
      <loext:graphic-properties draw:fill="none" draw:fill-color="#ffffff"/>
      <style:paragraph-properties fo:line-height="115%" style:writing-mode="lr-tb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ffffff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  <style:text-properties style:font-name="Liberation Mono1"/>
    </style:style>
    <style:style style:name="P14" style:family="paragraph">
      <style:paragraph-properties fo:text-align="center" style:writing-mode="lr-tb"/>
      <style:text-properties style:font-name="Liberation Mono1"/>
    </style:style>
    <style:style style:name="P15" style:family="paragraph">
      <loext:graphic-properties draw:fill-color="#ffffff"/>
      <style:paragraph-properties fo:text-align="center" style:writing-mode="lr-tb"/>
      <style:text-properties style:font-name="Liberation Mono1"/>
    </style:style>
    <style:style style:name="P16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7" style:family="paragraph">
      <style:paragraph-properties fo:text-align="center" style:writing-mode="lr-tb"/>
      <style:text-properties fo:font-size="24pt" style:font-size-asian="24pt" style:font-size-complex="24pt"/>
    </style:style>
    <style:style style:name="P18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tyle="italic" style:font-style-asian="italic" style:font-style-complex="italic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paragraph-properties fo:line-height="115%" style:writing-mode="lr-tb"/>
      <style:text-properties fo:font-size="18pt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 style:writing-mode="lr-tb"/>
      <style:text-properties style:font-name="Liberation Mono1" fo:font-size="18pt"/>
    </style:style>
    <style:style style:name="P25" style:family="paragraph">
      <style:paragraph-properties fo:text-align="center" style:writing-mode="lr-tb"/>
      <style:text-properties style:font-name="Liberation Mono1" fo:font-size="18pt"/>
    </style:style>
    <style:style style:name="P26" style:family="paragraph">
      <loext:graphic-properties draw:fill-color="#ffffff"/>
      <style:paragraph-properties fo:text-align="center" style:writing-mode="lr-tb"/>
      <style:text-properties style:font-name="Liberation Mono1" fo:font-size="18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="none" draw:fill-color="#ffffff"/>
      <style:paragraph-properties fo:line-height="115%" style:writing-mode="lr-tb"/>
      <style:text-properties fo:background-color="#ffffff"/>
    </style:style>
    <style:style style:name="P29" style:family="paragraph">
      <loext:graphic-properties draw:fill-color="#ffff00"/>
      <style:paragraph-properties fo:text-align="center" style:writing-mode="lr-tb"/>
      <style:text-properties style:font-name="Liberation Mono1"/>
    </style:style>
    <style:style style:name="P30" style:family="paragraph">
      <style:paragraph-properties fo:text-align="center" style:writing-mode="lr-tb"/>
      <style:text-properties fo:color="#999999" loext:opacity="100%" style:font-name="Liberation Mono1"/>
    </style:style>
    <style:style style:name="P31" style:family="paragraph">
      <loext:graphic-properties draw:fill-color="#ffffff"/>
      <style:paragraph-properties fo:text-align="center" style:writing-mode="lr-tb"/>
      <style:text-properties fo:color="#999999" loext:opacity="100%" style:font-name="Liberation Mono1"/>
    </style:style>
    <style:style style:name="P32" style:family="paragraph">
      <style:paragraph-properties fo:text-align="center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6pt" fo:font-style="italic" style:font-size-asian="16pt" style:font-style-asian="italic" style:font-size-complex="16pt" style:font-style-complex="italic"/>
    </style:style>
    <style:style style:name="P34" style:family="paragraph">
      <style:paragraph-properties fo:margin-left="0cm" fo:margin-right="0cm" fo:text-indent="0cm" style:writing-mode="lr-tb"/>
      <style:text-properties fo:font-size="40pt" style:font-size-asian="40pt" style:font-size-complex="40pt"/>
    </style:style>
    <style:style style:name="P35" style:family="paragraph">
      <style:paragraph-properties style:writing-mode="lr-tb"/>
    </style:style>
    <style:style style:name="P36" style:family="paragraph">
      <loext:graphic-properties draw:fill="none" draw:fill-color="#ffffff"/>
      <style:paragraph-properties style:writing-mode="lr-tb"/>
      <style:text-properties style:font-name="Liberation Mono1" fo:font-size="22pt" style:font-size-asian="22pt" style:font-size-complex="22pt"/>
    </style:style>
    <style:style style:name="P37" style:family="paragraph"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38" style:family="paragraph">
      <loext:graphic-properties draw:fill-color="#ffffd7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39" style:family="paragraph">
      <style:paragraph-properties fo:margin-top="0.5cm" fo:margin-bottom="0cm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Mono1" fo:font-size="16pt" style:font-size-asian="16pt" style:font-size-complex="16pt"/>
    </style:style>
    <style:style style:name="P41" style:family="paragraph">
      <loext:graphic-properties draw:fill="none" draw:fill-color="#ffffff"/>
      <style:paragraph-properties style:writing-mode="lr-tb"/>
    </style:style>
    <style:style style:name="P42" style:family="paragraph">
      <style:paragraph-properties fo:margin-left="0cm" fo:margin-right="0cm" fo:text-indent="0cm" style:writing-mode="lr-tb"/>
      <style:text-properties style:font-name="Liberation Mono1" fo:font-size="40pt" style:font-size-asian="40pt" style:font-size-complex="4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super 58%" fo:font-size="36pt" style:font-size-asian="36pt" style:font-size-complex="36pt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Liberation Mono1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font-name="Liberation Mono1" fo:font-size="40pt" style:font-size-asian="40pt" style:font-size-complex="40pt"/>
    </style:style>
    <style:style style:name="T14" style:family="text">
      <style:text-properties style:font-name="Liberation Mono1" fo:font-size="18pt"/>
    </style:style>
    <style:style style:name="T15" style:family="text">
      <style:text-properties style:font-name="Liberation Mono1" fo:font-size="16pt" style:font-size-asian="16pt" style:font-size-complex="16pt"/>
    </style:style>
    <style:style style:name="T16" style:family="text">
      <style:text-properties style:font-name="Liberation Sans2" fo:font-size="16pt" style:font-size-asian="16pt" style:font-size-complex="16pt"/>
    </style:style>
    <style:style style:name="T17" style:family="text">
      <style:text-properties style:font-name="Liberation Mono1" fo:background-color="#ffff00"/>
    </style:style>
    <style:style style:name="T18" style:family="text">
      <style:text-properties style:font-name="Liberation Mono1" fo:background-color="#ffffff"/>
    </style:style>
    <style:style style:name="T19" style:family="text">
      <style:text-properties style:font-name="Liberation Mono1" fo:font-size="18pt" fo:background-color="transparent"/>
    </style:style>
    <style:style style:name="T20" style:family="text">
      <style:text-properties style:font-name="Liberation Mono1" fo:font-size="18pt" fo:background-color="#ffff00"/>
    </style:style>
    <style:style style:name="T21" style:family="text">
      <style:text-properties style:font-name="Liberation Mono1" fo:font-size="18pt" fo:background-color="#ffffff"/>
    </style:style>
    <style:style style:name="T2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3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4" style:family="text">
      <style:text-properties fo:color="#999999" loext:opacity="100%" style:font-name="Liberation Mono1"/>
    </style:style>
    <style:style style:name="T25" style:family="text">
      <style:text-properties fo:font-size="16pt" fo:font-style="italic" style:font-size-asian="16pt" style:font-style-asian="italic" style:font-size-complex="16pt" style:font-style-complex="italic"/>
    </style:style>
    <style:style style:name="T26" style:family="text">
      <style:text-properties style:font-name="Liberation Mono1" fo:font-size="22pt" style:font-size-asian="22pt" style:font-size-complex="22pt"/>
    </style:style>
    <style:style style:name="T27" style:family="text">
      <style:text-properties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size="16pt" fo:font-weight="normal" style:font-size-asian="16pt" style:font-weight-asian="normal" style:font-size-complex="16pt" style:font-weight-complex="normal"/>
    </style:style>
    <style:style style:name="T29" style:family="text">
      <style:text-properties style:font-name="Liberation Mono1" fo:font-style="italic" style:font-style-asian="italic" style:font-style-complex="italic"/>
    </style:style>
    <style:style style:name="T30" style:family="text">
      <style:text-properties style:font-name="Liberation Sans2"/>
    </style:style>
    <style:style style:name="T31" style:family="text">
      <style:text-properties style:font-name="Liberation Mono1" fo:background-color="#ffffd7"/>
    </style:style>
    <style:style style:name="T32" style:family="text">
      <style:text-properties fo:color="#000000" loext:opacity="100%" style:font-name="Liberation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hink Java 2</text:span><text:span text:style-name="T2">nd</text:span><text:span text:style-name="T1"> Edition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Chapter 9<text:span text:style-name="T3">—Immutable Objec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What is an Object?</text:span></text:p>
          </draw:text-box>
        </draw:frame>
        <draw:frame draw:style-name="gr2" draw:text-style-name="P5" draw:layer="layout" svg:width="17.914cm" svg:height="1.673cm" svg:x="4.57cm" svg:y="4.41cm">
          <draw:text-box>
            <text:p>An <text:span text:style-name="T5">object</text:span><text:span text:style-name="T6"> is a collection of data that provides a set of </text:span><text:span text:style-name="T7">methods</text:span><text:span text:style-name="T8"> that manipulate that data.</text:span></text:p>
          </draw:text-box>
        </draw:frame>
        <draw:frame draw:style-name="gr3" draw:text-style-name="P6" draw:layer="layout" svg:width="8.503cm" svg:height="1.691cm" svg:x="8.873cm" svg:y="8.392cm">
          <draw:text-box>
            <text:p><text:span text:style-name="T9">String str = "Java";</text:span></text:p>
            <text:p><text:span text:style-name="T9">int n = str.length();</text:span></text:p>
          </draw:text-box>
        </draw:frame>
        <draw:custom-shape draw:style-name="gr4" draw:text-style-name="P8" draw:layer="layout" svg:width="5.769cm" svg:height="1.276cm" svg:x="5.195cm" svg:y="10.949cm">
          <text:p text:style-name="P7"><text:span text:style-name="T10">The object</text:span></text:p>
          <draw:enhanced-geometry svg:viewBox="0 0 21600 21600" draw:glue-points="10800 0 0 10800 10800 21600 21600 10800 ?f40 ?f41" draw:text-areas="0 0 21600 21600" draw:type="rectangular-callout" draw:modifiers="27877.8509532062 -15679.8747063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8" draw:layer="layout" svg:width="5.769cm" svg:height="1.276cm" svg:x="14.319cm" svg:y="11.287cm">
          <text:p text:style-name="P7"><text:span text:style-name="T10">The method</text:span></text:p>
          <draw:enhanced-geometry svg:viewBox="0 0 21600 21600" draw:glue-points="10800 0 0 10800 10800 21600 21600 10800 ?f40 ?f41" draw:text-areas="0 0 21600 21600" draw:type="rectangular-callout" draw:modifiers="2223.63951473137 -20483.63351605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Primitive Values</text:span></text:p>
          </draw:text-box>
        </draw:frame>
        <draw:frame draw:style-name="gr5" draw:text-style-name="P10" draw:layer="layout" svg:width="9.265cm" svg:height="2.735cm" svg:x="2.798cm" svg:y="4.034cm">
          <draw:text-box>
            <text:p text:style-name="P9"><text:span text:style-name="T9">int age = 23;</text:span></text:p>
            <text:p text:style-name="P9"><text:span text:style-name="T9">double price = 3.45;</text:span></text:p>
            <text:p text:style-name="P9"><text:span text:style-name="T9">boolean isValid = true;</text:span></text:p>
          </draw:text-box>
        </draw:frame>
        <draw:custom-shape draw:style-name="gr6" draw:text-style-name="P12" draw:layer="layout" svg:width="2.667cm" svg:height="1.171cm" svg:x="17.979cm" svg:y="4.121cm">
          <text:p text:style-name="P11">23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.778cm" svg:height="0.971cm" svg:x="15.832cm" svg:y="4.263cm">
          <draw:text-box>
            <text:p><text:span text:style-name="T9">age</text:span></text:p>
          </draw:text-box>
        </draw:frame>
        <draw:custom-shape draw:style-name="gr6" draw:text-style-name="P12" draw:layer="layout" svg:width="2.667cm" svg:height="1.171cm" svg:x="17.979cm" svg:y="6.42cm">
          <text:p text:style-name="P11">3.45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524cm" svg:height="0.971cm" svg:x="15.138cm" svg:y="6.562cm">
          <draw:text-box>
            <text:p><text:span text:style-name="T9">price</text:span></text:p>
          </draw:text-box>
        </draw:frame>
        <draw:custom-shape draw:style-name="gr6" draw:text-style-name="P15" draw:layer="layout" svg:width="2.667cm" svg:height="1.171cm" svg:x="17.979cm" svg:y="8.415cm">
          <text:p text:style-name="P14"><text:span text:style-name="T9">true</text:span>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3.457cm" svg:height="0.971cm" svg:x="14.422cm" svg:y="8.557cm">
          <draw:text-box>
            <text:p><text:span text:style-name="T9">isValid</text:span></text:p>
          </draw:text-box>
        </draw:frame>
        <draw:frame draw:style-name="gr8" draw:text-style-name="P16" draw:layer="layout" svg:width="11.289cm" svg:height="0.962cm" svg:x="7.786cm" svg:y="11.452cm">
          <draw:text-box>
            <text:p><text:span text:style-name="T5">Memory is reserved to store the value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Reference Values</text:span></text:p>
          </draw:text-box>
        </draw:frame>
        <draw:frame draw:style-name="gr9" draw:text-style-name="P10" draw:layer="layout" svg:width="9.646cm" svg:height="2.411cm" svg:x="2.798cm" svg:y="4.034cm">
          <draw:text-box>
            <text:p text:style-name="P9"><text:span text:style-name="T9">int [] data = {1, 2, 3};</text:span></text:p>
            <text:p text:style-name="P9"><text:span text:style-name="T9">String word = "Java";</text:span></text:p>
          </draw:text-box>
        </draw:frame>
        <draw:custom-shape draw:style-name="gr10" draw:text-style-name="P18" draw:layer="layout" svg:width="0.932cm" svg:height="0.759cm" svg:x="17.61cm" svg:y="4.363cm">
          <text:p text:style-name="P17"><text:span text:style-name="T11">•</text:span>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537cm" svg:height="0.971cm" svg:x="15.073cm" svg:y="4.263cm">
          <draw:text-box>
            <text:p><text:span text:style-name="T9">data</text:span></text:p>
          </draw:text-box>
        </draw:frame>
        <draw:frame draw:style-name="gr7" draw:text-style-name="P13" draw:layer="layout" svg:width="2.524cm" svg:height="0.971cm" svg:x="15.138cm" svg:y="6.562cm">
          <draw:text-box>
            <text:p><text:span text:style-name="T9">word</text:span></text:p>
          </draw:text-box>
        </draw:frame>
        <draw:frame draw:style-name="gr11" draw:text-style-name="P20" draw:layer="layout" svg:width="14.834cm" svg:height="1.105cm" svg:x="6.583cm" svg:y="11.452cm">
          <draw:text-box>
            <text:p text:style-name="P19"><text:span text:style-name="T5">Arrays and Objects store a </text:span><text:span text:style-name="T12">reference</text:span><text:span text:style-name="T5"> to the value.</text:span></text:p>
          </draw:text-box>
        </draw:frame>
        <draw:custom-shape draw:style-name="gr12" draw:text-style-name="P12" draw:layer="layout" svg:width="1.539cm" svg:height="1.171cm" svg:x="20.517cm" svg:y="4.143cm">
          <text:p text:style-name="P11">1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.539cm" svg:height="1.171cm" svg:x="22.017cm" svg:y="4.143cm">
          <text:p text:style-name="P11">2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.539cm" svg:height="1.171cm" svg:x="23.517cm" svg:y="4.143cm">
          <text:p text:style-name="P11">3</text:p>
          <draw:enhanced-geometry svg:viewBox="0 0 21600 21600" draw:type="rectangle" draw:enhanced-path="M 0 0 L 21600 0 21600 21600 0 21600 0 0 Z N"/>
        </draw:custom-shape>
        <draw:line draw:style-name="gr13" draw:text-style-name="P21" draw:layer="layout" svg:x1="18.174cm" svg:y1="4.75cm" svg:x2="20.517cm" svg:y2="4.75cm">
          <text:p/>
        </draw:line>
        <draw:custom-shape draw:style-name="gr10" draw:text-style-name="P18" draw:layer="layout" svg:width="0.932cm" svg:height="0.759cm" svg:x="17.662cm" svg:y="6.582cm">
          <text:p text:style-name="P17"><text:span text:style-name="T11">•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.528cm" svg:height="1.171cm" svg:x="20.569cm" svg:y="6.362cm">
          <text:p text:style-name="P14"><text:span text:style-name="T9">"Java"</text:span></text:p>
          <draw:enhanced-geometry svg:viewBox="0 0 21600 21600" draw:type="rectangle" draw:enhanced-path="M 0 0 L 21600 0 21600 21600 0 21600 0 0 Z N"/>
        </draw:custom-shape>
        <draw:line draw:style-name="gr13" draw:text-style-name="P21" draw:layer="layout" svg:x1="18.226cm" svg:y1="6.969cm" svg:x2="20.569cm" svg:y2="6.969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The </text:span><text:span text:style-name="T13">null</text:span><text:span text:style-name="T4"> Value</text:span></text:p>
          </draw:text-box>
        </draw:frame>
        <draw:frame draw:style-name="gr15" draw:text-style-name="P22" xml:id="id1" draw:id="id1" draw:layer="layout" svg:width="9.265cm" svg:height="2.411cm" svg:x="2.798cm" svg:y="4.034cm">
          <draw:text-box>
            <text:p text:style-name="P9"><text:span text:style-name="T14">int [] data = null;</text:span></text:p>
            <text:p text:style-name="P9"><text:span text:style-name="T14">String unused = null;</text:span></text:p>
          </draw:text-box>
        </draw:frame>
        <draw:custom-shape draw:style-name="gr10" draw:text-style-name="P18" xml:id="id2" draw:id="id2" draw:layer="layout" svg:width="0.932cm" svg:height="0.759cm" svg:x="17.61cm" svg:y="4.363cm">
          <text:p text:style-name="P17"/>
          <draw:enhanced-geometry svg:viewBox="0 0 21600 21600" draw:type="rectangle" draw:enhanced-path="M 0 0 L 21600 0 21600 21600 0 21600 0 0 Z N"/>
        </draw:custom-shape>
        <draw:frame draw:style-name="gr7" draw:text-style-name="P24" xml:id="id3" draw:id="id3" draw:layer="layout" svg:width="2.537cm" svg:height="0.971cm" svg:x="14.726cm" svg:y="4.263cm">
          <draw:text-box>
            <text:p text:style-name="P23"><text:span text:style-name="T14">data</text:span></text:p>
          </draw:text-box>
        </draw:frame>
        <draw:frame draw:style-name="gr7" draw:text-style-name="P24" xml:id="id4" draw:id="id4" draw:layer="layout" svg:width="2.863cm" svg:height="0.971cm" svg:x="14.53cm" svg:y="6.562cm">
          <draw:text-box>
            <text:p text:style-name="P23"><text:span text:style-name="T14">unused</text:span></text:p>
          </draw:text-box>
        </draw:frame>
        <draw:custom-shape draw:style-name="gr10" draw:text-style-name="P18" xml:id="id5" draw:id="id5" draw:layer="layout" svg:width="0.932cm" svg:height="0.759cm" svg:x="17.662cm" svg:y="6.582cm">
          <text:p text:style-name="P17"/>
          <draw:enhanced-geometry svg:viewBox="0 0 21600 21600" draw:type="rectangle" draw:enhanced-path="M 0 0 L 21600 0 21600 21600 0 21600 0 0 Z N"/>
        </draw:custom-shape>
        <draw:custom-shape draw:style-name="gr16" draw:text-style-name="P8" xml:id="id6" draw:id="id6" draw:layer="layout" svg:width="4.554cm" svg:height="1.276cm" svg:x="4.945cm" svg:y="6.445cm">
          <text:p text:style-name="P7"><text:span text:style-name="T10">The special</text:span></text:p>
          <text:p text:style-name="P7"><text:span text:style-name="T10">value </text:span><text:span text:style-name="T15">null</text:span><text:span text:style-name="T16">...</text:span></text:p>
          <draw:enhanced-geometry svg:viewBox="0 0 21600 21600" draw:glue-points="10800 0 0 10800 10800 21600 21600 10800 ?f40 ?f41" draw:text-areas="0 0 21600 21600" draw:type="rectangular-callout" draw:modifiers="23444.6542261251 -9590.602975724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8" xml:id="id7" draw:id="id7" draw:layer="layout" svg:width="5.769cm" svg:height="1.276cm" svg:x="20.885cm" svg:y="5.142cm">
          <text:p text:style-name="P7"><text:span text:style-name="T10">…</text:span><text:span text:style-name="T10">represents </text:span></text:p>
          <text:p text:style-name="P7"><text:span text:style-name="T10">“</text:span><text:span text:style-name="T10">no object”</text:span></text:p>
          <draw:enhanced-geometry svg:viewBox="0 0 21600 21600" draw:glue-points="10800 0 0 10800 10800 21600 21600 10800 ?f40 ?f41" draw:text-areas="0 0 21600 21600" draw:type="rectangular-callout" draw:modifiers="-7221.21317157712 -7002.662490211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22" draw:layer="layout" svg:width="7.524cm" svg:height="1.215cm" svg:x="2.582cm" svg:y="9.239cm">
          <draw:text-box>
            <text:p xml:id="id8" text:id="id8" text:style-name="P9"><text:span text:style-name="T14">String empty = "";</text:span></text:p>
          </draw:text-box>
        </draw:frame>
        <draw:frame draw:style-name="gr7" draw:text-style-name="P24" xml:id="id10" draw:id="id10" draw:layer="layout" svg:width="2.524cm" svg:height="0.971cm" svg:x="15.018cm" svg:y="9.295cm">
          <draw:text-box>
            <text:p text:style-name="P23"><text:span text:style-name="T14">empty</text:span></text:p>
          </draw:text-box>
        </draw:frame>
        <draw:custom-shape draw:style-name="gr10" draw:text-style-name="P18" xml:id="id11" draw:id="id11" draw:layer="layout" svg:width="0.932cm" svg:height="0.759cm" svg:x="17.542cm" svg:y="9.315cm">
          <text:p text:style-name="P17"><text:span text:style-name="T11">•</text:span></text:p>
          <draw:enhanced-geometry svg:viewBox="0 0 21600 21600" draw:type="rectangle" draw:enhanced-path="M 0 0 L 21600 0 21600 21600 0 21600 0 0 Z N"/>
        </draw:custom-shape>
        <draw:custom-shape draw:style-name="gr14" draw:text-style-name="P26" xml:id="id12" draw:id="id12" draw:layer="layout" svg:width="2.528cm" svg:height="1.171cm" svg:x="20.449cm" svg:y="9.095cm">
          <text:p text:style-name="P25"><text:span text:style-name="T14">""</text:span></text:p>
          <draw:enhanced-geometry svg:viewBox="0 0 21600 21600" draw:type="rectangle" draw:enhanced-path="M 0 0 L 21600 0 21600 21600 0 21600 0 0 Z N"/>
        </draw:custom-shape>
        <draw:polyline draw:style-name="gr13" draw:text-style-name="P21" xml:id="id13" draw:id="id13" draw:layer="layout" svg:width="2.342cm" svg:height="0cm" svg:x="18.106cm" svg:y="9.702cm" svg:viewBox="0 0 2343 0" draw:points="0,0 2343,0">
          <text:p/>
        </draw:polyline>
        <draw:custom-shape draw:style-name="gr18" draw:text-style-name="P8" xml:id="id14" draw:id="id14" draw:layer="layout" svg:width="8.587cm" svg:height="2.255cm" svg:x="16.895cm" svg:y="11.017cm">
          <text:p text:style-name="P7"><text:span text:style-name="T10">...it is a reference to a</text:span></text:p>
          <text:p text:style-name="P7"><text:span text:style-name="T10">String with no characters in it</text:span></text:p>
          <draw:enhanced-geometry svg:viewBox="0 0 21600 21600" draw:glue-points="10800 0 0 10800 10800 21600 21600 10800 ?f40 ?f41" draw:text-areas="0 0 21600 21600" draw:type="rectangular-callout" draw:modifiers="11675.2678155566 -6012.765957446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8" xml:id="id9" draw:id="id9" draw:layer="layout" svg:width="4.554cm" svg:height="1.276cm" svg:x="4.382cm" svg:y="11.757cm">
          <text:p text:style-name="P7"><text:span text:style-name="T10">The empty string</text:span></text:p>
          <text:p text:style-name="P7"><text:span text:style-name="T15">""</text:span><text:span text:style-name="T10"> is different..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2007.8155872667 -27198.74706342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3">String</text:span><text:span text:style-name="T4">s are Immutable</text:span></text:p>
          </draw:text-box>
        </draw:frame>
        <draw:frame draw:style-name="gr20" draw:text-style-name="P10" draw:layer="layout" svg:width="10.408cm" svg:height="2.411cm" svg:x="2.798cm" svg:y="4.034cm">
          <draw:text-box>
            <text:p text:style-name="P9"><text:span text:style-name="T17">String word = "Java";</text:span></text:p>
            <text:p text:style-name="P9"><text:span text:style-name="T9">word = word.toUpperCase();</text:span></text:p>
          </draw:text-box>
        </draw:frame>
        <draw:frame draw:style-name="gr7" draw:text-style-name="P13" draw:layer="layout" svg:width="2.524cm" svg:height="0.971cm" svg:x="11.299cm" svg:y="7.9cm">
          <draw:text-box>
            <text:p><text:span text:style-name="T9">word</text:span></text:p>
          </draw:text-box>
        </draw:frame>
        <draw:custom-shape draw:style-name="gr10" draw:text-style-name="P18" draw:layer="layout" svg:width="0.932cm" svg:height="0.759cm" svg:x="13.823cm" svg:y="7.92cm">
          <text:p text:style-name="P17"><text:span text:style-name="T11">•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.528cm" svg:height="1.171cm" svg:x="16.73cm" svg:y="7.7cm">
          <text:p text:style-name="P14"><text:span text:style-name="T9">"Java"</text:span></text:p>
          <draw:enhanced-geometry svg:viewBox="0 0 21600 21600" draw:type="rectangle" draw:enhanced-path="M 0 0 L 21600 0 21600 21600 0 21600 0 0 Z N"/>
        </draw:custom-shape>
        <draw:line draw:style-name="gr13" draw:text-style-name="P21" draw:layer="layout" svg:x1="14.387cm" svg:y1="8.307cm" svg:x2="16.73cm" svg:y2="8.307cm">
          <text:p/>
        </draw:lin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3">String</text:span><text:span text:style-name="T4">s are Immutable</text:span></text:p>
          </draw:text-box>
        </draw:frame>
        <draw:frame draw:style-name="gr20" draw:text-style-name="P28" draw:layer="layout" svg:width="10.408cm" svg:height="2.411cm" svg:x="2.798cm" svg:y="4.034cm">
          <draw:text-box>
            <text:p text:style-name="P9"><text:span text:style-name="T18">String word = "Java";</text:span></text:p>
            <text:p text:style-name="P9"><text:span text:style-name="T18">word = </text:span><text:span text:style-name="T17">word.toUpperCase()</text:span><text:span text:style-name="T18">;</text:span></text:p>
          </draw:text-box>
        </draw:frame>
        <draw:frame draw:style-name="gr7" draw:text-style-name="P13" draw:layer="layout" svg:width="2.524cm" svg:height="0.971cm" svg:x="11.309cm" svg:y="7.9cm">
          <draw:text-box>
            <text:p><text:span text:style-name="T9">word</text:span></text:p>
          </draw:text-box>
        </draw:frame>
        <draw:custom-shape draw:style-name="gr10" draw:text-style-name="P18" draw:layer="layout" svg:width="0.932cm" svg:height="0.759cm" svg:x="13.833cm" svg:y="7.92cm">
          <text:p text:style-name="P17"><text:span text:style-name="T11">•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.528cm" svg:height="1.171cm" svg:x="16.74cm" svg:y="7.7cm">
          <text:p text:style-name="P14"><text:span text:style-name="T9">"Java"</text:span></text:p>
          <draw:enhanced-geometry svg:viewBox="0 0 21600 21600" draw:type="rectangle" draw:enhanced-path="M 0 0 L 21600 0 21600 21600 0 21600 0 0 Z N"/>
        </draw:custom-shape>
        <draw:line draw:style-name="gr13" draw:text-style-name="P21" draw:layer="layout" svg:x1="14.397cm" svg:y1="8.307cm" svg:x2="16.74cm" svg:y2="8.307cm">
          <text:p/>
        </draw:line>
        <draw:custom-shape draw:style-name="gr21" draw:text-style-name="P29" draw:layer="layout" svg:width="2.528cm" svg:height="1.171cm" svg:x="16.705cm" svg:y="9.804cm">
          <text:p text:style-name="P14"><text:span text:style-name="T9">"JAVA"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.554cm" svg:height="1.276cm" svg:x="10.261cm" svg:y="9.956cm">
          <text:p text:style-name="P7"><text:span text:style-name="T10">This creates a</text:span></text:p>
          <text:p text:style-name="P7"><text:span text:style-name="T10">new </text:span><text:span text:style-name="T15">String</text:span><text:span text:style-name="T10">..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267.31064764 3281.4408770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3">String</text:span><text:span text:style-name="T4">s are Immutable</text:span></text:p>
          </draw:text-box>
        </draw:frame>
        <draw:frame draw:style-name="gr20" draw:text-style-name="P22" draw:layer="layout" svg:width="10.408cm" svg:height="2.411cm" svg:x="2.798cm" svg:y="4.034cm">
          <draw:text-box>
            <text:p text:style-name="P9"><text:span text:style-name="T19">String word = "Java";</text:span></text:p>
            <text:p text:style-name="P9"><text:span text:style-name="T20">word</text:span><text:span text:style-name="T14"> = </text:span><text:span text:style-name="T21">word.toUpperCase();</text:span></text:p>
          </draw:text-box>
        </draw:frame>
        <draw:custom-shape draw:style-name="gr19" draw:text-style-name="P8" draw:layer="layout" svg:width="4.554cm" svg:height="1.276cm" svg:x="5.14cm" svg:y="6.66cm">
          <text:p text:style-name="P7"><text:span text:style-name="T10">And reassigns</text:span></text:p>
          <text:p text:style-name="P7"><text:span text:style-name="T10">the </text:span><text:span text:style-name="T22">reference</text:span><text:span text:style-name="T23">.</text:span></text:p>
          <draw:enhanced-geometry svg:viewBox="0 0 21600 21600" draw:glue-points="10800 0 0 10800 10800 21600 21600 10800 ?f40 ?f41" draw:text-areas="0 0 21600 21600" draw:type="rectangular-callout" draw:modifiers="-5965.48847420417 -13599.3735317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3" draw:layer="layout" svg:width="2.524cm" svg:height="0.971cm" svg:x="11.319cm" svg:y="7.9cm">
          <draw:text-box>
            <text:p><text:span text:style-name="T9">word</text:span></text:p>
          </draw:text-box>
        </draw:frame>
        <draw:custom-shape draw:style-name="gr10" draw:text-style-name="P18" draw:layer="layout" svg:width="0.932cm" svg:height="0.759cm" svg:x="13.843cm" svg:y="7.92cm">
          <text:p text:style-name="P17"><text:span text:style-name="T11">•</text:span></text:p>
          <draw:enhanced-geometry svg:viewBox="0 0 21600 21600" draw:type="rectangle" draw:enhanced-path="M 0 0 L 21600 0 21600 21600 0 21600 0 0 Z N"/>
        </draw:custom-shape>
        <draw:custom-shape draw:style-name="gr22" draw:text-style-name="P31" draw:layer="layout" svg:width="2.528cm" svg:height="1.171cm" svg:x="16.75cm" svg:y="7.7cm">
          <text:p text:style-name="P30"><text:span text:style-name="T24">"Java"</text:span></text:p>
          <draw:enhanced-geometry svg:viewBox="0 0 21600 21600" draw:type="rectangle" draw:enhanced-path="M 0 0 L 21600 0 21600 21600 0 21600 0 0 Z N"/>
        </draw:custom-shape>
        <draw:line draw:style-name="gr13" draw:text-style-name="P21" draw:layer="layout" svg:x1="14.407cm" svg:y1="8.307cm" svg:x2="16.715cm" svg:y2="10.432cm">
          <text:p/>
        </draw:line>
        <draw:custom-shape draw:style-name="gr21" draw:text-style-name="P29" draw:layer="layout" svg:width="2.528cm" svg:height="1.171cm" svg:x="16.715cm" svg:y="9.804cm">
          <text:p text:style-name="P14"><text:span text:style-name="T9">"JAVA"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7.223cm" svg:height="1.276cm" svg:x="19.735cm" svg:y="5.392cm">
          <text:p text:style-name="P7"><text:span text:style-name="T10">The original String itself</text:span></text:p>
          <text:p text:style-name="P7"><text:span text:style-name="T10">has not been changed.</text:span></text:p>
          <draw:enhanced-geometry svg:viewBox="0 0 21600 21600" draw:glue-points="10800 0 0 10800 10800 21600 21600 10800 ?f40 ?f41" draw:text-areas="0 0 21600 21600" draw:type="rectangular-callout" draw:modifiers="-2589.36877076412 36823.17932654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4" draw:text-style-name="P33" draw:layer="layout" svg:width="21.05cm" svg:height="1.505cm" svg:x="3.838cm" svg:y="12.015cm">
          <draw:text-box>
            <text:p text:style-name="P32"><text:span text:style-name="T25">This allows two variables to reference the same string without one accidentally corrupting the other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34" draw:layer="layout" svg:width="25.199cm" svg:height="2.629cm" svg:x="1.4cm" svg:y="0.628cm" presentation:class="title">
          <draw:text-box>
            <text:p text:style-name="P3"><text:span text:style-name="T4">Wrapper Classes</text:span></text:p>
          </draw:text-box>
        </draw:frame>
        <draw:frame presentation:style-name="pr5" draw:text-style-name="P3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5" text:id="id15">Some Java classes and methods require Objects as parameters.</text:p>
                <text:list>
                  <text:list-item>
                    <text:p xml:id="id16" text:id="id16">One of these is <text:span text:style-name="T9">ArrayList</text:span>, which we will see later in the course.</text:p>
                  </text:list-item>
                </text:list>
              </text:list-item>
              <text:list-item>
                <text:p xml:id="id17" text:id="id17">Java provides the <text:span text:style-name="T9">Integer</text:span>, <text:span text:style-name="T9">Double</text:span>, <text:span text:style-name="T9">Boolean</text:span>, and <text:span text:style-name="T9">Character</text:span> classes to “wrap” the primitives into an Object for these situations.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Using Wrapper Classes—the Old Way</text:span></text:p>
          </draw:text-box>
        </draw:frame>
        <draw:frame draw:style-name="gr25" draw:text-style-name="P36" draw:layer="layout" svg:width="19.129cm" svg:height="2.879cm" svg:x="2.06cm" svg:y="5.291cm">
          <draw:text-box>
            <text:p xml:id="id18" text:id="id18"><text:span text:style-name="T26">Integer countObject = new Integer(7801);</text:span></text:p>
            <text:p><text:span text:style-name="T26"/></text:p>
            <text:p xml:id="id19" text:id="id19"><text:span text:style-name="T26">int count = countObject.intValue();</text:span></text:p>
          </draw:text-box>
        </draw:frame>
        <draw:custom-shape draw:style-name="gr26" draw:text-style-name="P8" xml:id="id20" draw:id="id20" draw:layer="layout" svg:width="6.939cm" svg:height="1.539cm" svg:x="15.29cm" svg:y="3.037cm">
          <text:p text:style-name="P7"><text:span text:style-name="T10">Explicitly “wrap” a new</text:span></text:p>
          <text:p text:style-name="P7"><text:span text:style-name="T10">Object around a primitive.</text:span></text:p>
          <draw:enhanced-geometry svg:viewBox="0 0 21600 21600" draw:glue-points="10800 0 0 10800 10800 21600 21600 10800 ?f40 ?f41" draw:text-areas="0 0 21600 21600" draw:type="rectangular-callout" draw:modifiers="1755.38904899135 33157.40259740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8" xml:id="id21" draw:id="id21" draw:layer="layout" svg:width="6.939cm" svg:height="1.539cm" svg:x="12.666cm" svg:y="9.044cm">
          <text:p text:style-name="P7"><text:span text:style-name="T10">Explicitly “unwrap” the</text:span></text:p>
          <text:p text:style-name="P7"><text:span text:style-name="T10">Object into a primitive</text:span></text:p>
          <draw:enhanced-geometry svg:viewBox="0 0 21600 21600" draw:glue-points="10800 0 0 10800 10800 21600 21600 10800 ?f40 ?f41" draw:text-areas="0 0 21600 21600" draw:type="rectangular-callout" draw:modifiers="946.167146974063 -12763.63636363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Wrapper Classes are now Automatic</text:span></text:p>
          </draw:text-box>
        </draw:frame>
        <draw:frame draw:style-name="gr28" draw:text-style-name="P36" draw:layer="layout" svg:width="13.075cm" svg:height="2.879cm" svg:x="2.06cm" svg:y="5.291cm">
          <draw:text-box>
            <text:p xml:id="id22" text:id="id22"><text:span text:style-name="T26">Integer countObject = 7801;</text:span></text:p>
            <text:p><text:span text:style-name="T26"/></text:p>
            <text:p xml:id="id23" text:id="id23"><text:span text:style-name="T26">int count = countObject;</text:span></text:p>
          </draw:text-box>
        </draw:frame>
        <draw:custom-shape draw:style-name="gr27" draw:text-style-name="P8" xml:id="id24" draw:id="id24" draw:layer="layout" svg:width="6.939cm" svg:height="1.539cm" svg:x="13.469cm" svg:y="3.037cm">
          <text:p text:style-name="P7"><text:span text:style-name="T27">Autoboxing</text:span><text:span text:style-name="T10"> <text:s/>wraps an</text:span></text:p>
          <text:p text:style-name="P7"><text:span text:style-name="T10">Object around a primitive.</text:span></text:p>
          <draw:enhanced-geometry svg:viewBox="0 0 21600 21600" draw:glue-points="10800 0 0 10800 10800 21600 21600 10800 ?f40 ?f41" draw:text-areas="0 0 21600 21600" draw:type="rectangular-callout" draw:modifiers="1755.38904899135 33157.40259740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38" xml:id="id25" draw:id="id25" draw:layer="layout" svg:width="8.219cm" svg:height="1.539cm" svg:x="5.249cm" svg:y="9.044cm">
          <text:p text:style-name="P37"><text:span text:style-name="T27">Auto-unboxing</text:span><text:span text:style-name="T28"> extracts</text:span></text:p>
          <text:p text:style-name="P37"><text:span text:style-name="T28">the primitive from the Object.</text:span></text:p>
          <draw:enhanced-geometry svg:viewBox="0 0 21600 21600" draw:glue-points="10800 0 0 10800 10800 21600 21600 10800 ?f40 ?f41" draw:text-areas="0 0 21600 21600" draw:type="rectangular-callout" draw:modifiers="798.832116788321 -12763.63636363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34" draw:layer="layout" svg:width="25.199cm" svg:height="2.629cm" svg:x="1.4cm" svg:y="0.628cm" presentation:class="title">
          <draw:text-box>
            <text:p text:style-name="P3"><text:span text:style-name="T4">Useful Methods in Wrapper Classes</text:span></text:p>
          </draw:text-box>
        </draw:frame>
        <draw:frame presentation:style-name="pr5" draw:text-style-name="P3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9">Wrapper</text:span><text:span text:style-name="T9">.valueOf</text:span><text:span text:style-name="T30"> converts </text:span><text:span text:style-name="T9">String</text:span><text:span text:style-name="T30"> to the corresponding primitive type</text:span></text:p>
              </text:list-item>
              <text:list-item>
                <text:p text:style-name="P39"><text:span text:style-name="T29">Wrapper</text:span><text:span text:style-name="T9">.toString</text:span> converts a primitive type argument to <text:span text:style-name="T9">String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34" draw:layer="layout" svg:width="25.199cm" svg:height="2.629cm" svg:x="1.4cm" svg:y="0.628cm" presentation:class="title">
          <draw:text-box>
            <text:p text:style-name="P3"><text:span text:style-name="T4">Command Line Arguments</text:span></text:p>
          </draw:text-box>
        </draw:frame>
        <draw:frame draw:style-name="gr30" draw:text-style-name="P40" draw:layer="layout" svg:width="18.113cm" svg:height="7.28cm" svg:x="1.27cm" svg:y="3.81cm">
          <draw:text-box>
            <text:p><text:span text:style-name="T15">public class CmdLine {</text:span></text:p>
            <text:p><text:span text:style-name="T15"/></text:p>
            <text:p><text:span text:style-name="T15"><text:s text:c="2"/></text:span><text:span text:style-name="T15">public static void main(String [] args) {</text:span></text:p>
            <text:p><text:span text:style-name="T15"><text:s text:c="4"/></text:span><text:span text:style-name="T15">System.out.printf("You entered %d arguments.\n",</text:span></text:p>
            <text:p><text:span text:style-name="T15"><text:s text:c="6"/></text:span><text:span text:style-name="T15">args.length);</text:span></text:p>
            <text:p><text:span text:style-name="T15"/></text:p>
            <text:p><text:span text:style-name="T15"><text:s text:c="4"/></text:span><text:span text:style-name="T15">for (String argument: args) {</text:span></text:p>
            <text:p><text:span text:style-name="T15"><text:s text:c="6"/></text:span><text:span text:style-name="T15">System.out.println(argument);</text:span></text:p>
            <text:p><text:span text:style-name="T15"><text:s text:c="4"/></text:span><text:span text:style-name="T15">}</text:span></text:p>
            <text:p><text:span text:style-name="T15"><text:s text:c="2"/></text:span><text:span text:style-name="T15">}</text:span></text:p>
            <text:p><text:span text:style-name="T15">}</text:span></text:p>
          </draw:text-box>
        </draw:frame>
        <draw:custom-shape draw:style-name="gr31" draw:text-style-name="P8" draw:layer="layout" svg:width="7.958cm" svg:height="2.016cm" svg:x="17.741cm" svg:y="2.89cm">
          <text:p text:style-name="P7"><text:span text:style-name="T10">Items following the program</text:span></text:p>
          <text:p text:style-name="P7"><text:span text:style-name="T10">name on the command line</text:span></text:p>
          <text:p text:style-name="P7"><text:span text:style-name="T10">go into the </text:span><text:span text:style-name="T15">args</text:span><text:span text:style-name="T10"> array</text:span></text:p>
          <draw:enhanced-geometry svg:viewBox="0 0 21600 21600" draw:glue-points="10800 0 0 10800 10800 21600 21600 10800 ?f40 ?f41" draw:text-areas="0 0 21600 21600" draw:type="rectangular-callout" draw:modifiers="-9419.97738409348 24095.19087754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34" draw:layer="layout" svg:width="25.199cm" svg:height="2.629cm" svg:x="1.4cm" svg:y="0.628cm" presentation:class="title">
          <draw:text-box>
            <text:p text:style-name="P3"><text:span text:style-name="T4">Command Line Arguments</text:span></text:p>
          </draw:text-box>
        </draw:frame>
        <draw:frame draw:style-name="gr30" draw:text-style-name="P40" draw:layer="layout" svg:width="18.113cm" svg:height="7.28cm" svg:x="1.27cm" svg:y="3.81cm">
          <draw:text-box>
            <text:p><text:span text:style-name="T15">public class CmdLine {</text:span></text:p>
            <text:p><text:span text:style-name="T15"/></text:p>
            <text:p><text:span text:style-name="T15"><text:s text:c="2"/></text:span><text:span text:style-name="T15">public static void main(String [] args) {</text:span></text:p>
            <text:p><text:span text:style-name="T15"><text:s text:c="4"/></text:span><text:span text:style-name="T15">System.out.printf("You entered %d arguments.\n",</text:span></text:p>
            <text:p><text:span text:style-name="T15"><text:s text:c="6"/></text:span><text:span text:style-name="T15">args.length);</text:span></text:p>
            <text:p><text:span text:style-name="T15"/></text:p>
            <text:p><text:span text:style-name="T15"><text:s text:c="4"/></text:span><text:span text:style-name="T15">for (String argument: args) {</text:span></text:p>
            <text:p><text:span text:style-name="T15"><text:s text:c="6"/></text:span><text:span text:style-name="T15">System.out.println(argument);</text:span></text:p>
            <text:p><text:span text:style-name="T15"><text:s text:c="4"/></text:span><text:span text:style-name="T15">}</text:span></text:p>
            <text:p><text:span text:style-name="T15"><text:s text:c="2"/></text:span><text:span text:style-name="T15">}</text:span></text:p>
            <text:p><text:span text:style-name="T15">}</text:span></text:p>
          </draw:text-box>
        </draw:frame>
        <draw:frame draw:style-name="gr32" draw:text-style-name="P41" draw:layer="layout" svg:width="9.68cm" svg:height="3.885cm" svg:x="11.689cm" svg:y="10.432cm">
          <draw:text-box>
            <text:p><text:span text:style-name="T9">$ java CmdLine </text:span><text:span text:style-name="T31">10 two 4</text:span></text:p>
            <text:p><text:span text:style-name="T32">You entered 3 arguments.</text:span></text:p>
            <text:p><text:span text:style-name="T32">10</text:span></text:p>
            <text:p><text:span text:style-name="T32">two</text:span></text:p>
            <text:p><text:span text:style-name="T32">4</text:span></text:p>
          </draw:text-box>
        </draw:frame>
        <draw:custom-shape draw:style-name="gr10" draw:text-style-name="P18" draw:layer="layout" svg:width="0.932cm" svg:height="0.759cm" svg:x="17.142cm" svg:y="8.961cm">
          <text:p text:style-name="P17"><text:span text:style-name="T11">•</text:span>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537cm" svg:height="0.971cm" svg:x="14.605cm" svg:y="8.861cm">
          <draw:text-box>
            <text:p><text:span text:style-name="T9">args</text:span></text:p>
          </draw:text-box>
        </draw:frame>
        <draw:custom-shape draw:style-name="gr33" draw:text-style-name="P15" draw:layer="layout" svg:width="2.332cm" svg:height="1.171cm" svg:x="20.049cm" svg:y="8.741cm">
          <text:p text:style-name="P14"><text:span text:style-name="T9">"10"</text:span></text:p>
          <draw:enhanced-geometry svg:viewBox="0 0 21600 21600" draw:type="rectangle" draw:enhanced-path="M 0 0 L 21600 0 21600 21600 0 21600 0 0 Z N"/>
        </draw:custom-shape>
        <draw:line draw:style-name="gr13" draw:text-style-name="P21" draw:layer="layout" svg:x1="17.706cm" svg:y1="9.348cm" svg:x2="20.049cm" svg:y2="9.348cm">
          <text:p/>
        </draw:line>
        <draw:custom-shape draw:style-name="gr33" draw:text-style-name="P15" draw:layer="layout" svg:width="2.332cm" svg:height="1.171cm" svg:x="22.349cm" svg:y="8.741cm">
          <text:p text:style-name="P14"><text:span text:style-name="T9">"two"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2.332cm" svg:height="1.171cm" svg:x="24.649cm" svg:y="8.741cm">
          <text:p text:style-name="P14"><text:span text:style-name="T9">"4"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42" draw:layer="layout" svg:width="25.199cm" svg:height="2.629cm" svg:x="1.4cm" svg:y="0.628cm" presentation:class="title">
          <draw:text-box>
            <text:p text:style-name="P3"><text:span text:style-name="T13">BigInteger</text:span></text:p>
          </draw:text-box>
        </draw:frame>
        <draw:frame draw:style-name="gr34" draw:text-style-name="P40" draw:layer="layout" svg:width="24.209cm" svg:height="8.558cm" svg:x="0.976cm" svg:y="3.622cm">
          <draw:text-box>
            <text:p><text:span text:style-name="T15">import java.math.BigInteger; // arbitrary-precision integers</text:span></text:p>
            <text:p><text:span text:style-name="T15"/></text:p>
            <text:p><text:span text:style-name="T15">// Convert an int to a BigInteger</text:span></text:p>
            <text:p><text:span text:style-name="T15">BigInteger large1 = BigInteger.valueOf(17);</text:span></text:p>
            <text:p><text:span text:style-name="T15"/></text:p>
            <text:p><text:span text:style-name="T15">// Convert a string to a BigInteger</text:span></text:p>
            <text:p><text:span text:style-name="T15">BigInteger large2 = new BigInteger("1234567891234567891234567891234");</text:span></text:p>
            <text:p><text:span text:style-name="T15"/></text:p>
            <text:p><text:span text:style-name="T15">BigInteger sum = large1.add(large2);</text:span></text:p>
            <text:p><text:span text:style-name="T15">BigInteger product = large1.multiply(large2);</text:span></text:p>
            <text:p><text:span text:style-name="T15">BigInteger difference = large1.subtract(large2);</text:span></text:p>
            <text:p><text:span text:style-name="T15">BigInteger quotient = large1.div(large2);</text:span></text:p>
            <text:p><text:span text:style-name="T15">BigInteger remainder = large1.mod(large2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3T08:50:10.088897754</meta:creation-date>
    <dc:date>2021-10-14T09:08:27.409335397</dc:date>
    <meta:editing-duration>P3DT12H48M32S</meta:editing-duration>
    <meta:editing-cycles>794</meta:editing-cycles>
    <meta:generator>LibreOffice/7.1.6.2$Linux_X86_64 LibreOffice_project/0e133318fcee89abacd6a7d077e292f1145735c3</meta:generator>
    <meta:document-statistic meta:object-count="145"/>
  </office:meta>
</office:document-meta>
</file>